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519000002C2A8AB749B92675C3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855cm" svg:height="5.332cm" svg:x="0.1cm" svg:y="0.27cm">
          <draw:image xlink:href="Pictures/1000000000000519000002C2A8AB749B92675C3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6-29T06:39:44.170575000</dc:date>
    <meta:editing-duration>PT4M45S</meta:editing-duration>
    <meta:editing-cycles>4</meta:editing-cycles>
    <meta:generator>LibreOffice/5.0.3.2$MacOSX_X86_64 LibreOffice_project/e5f16313668ac592c1bfb310f4390624e3dbfb75</meta:generator>
    <meta:document-statistic meta:object-count="1"/>
  </office:meta>
</office:document-meta>
</file>